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 style:master-page-name="Standard">
      <style:paragraph-properties fo:margin-left="0in" fo:margin-right="0in" fo:text-align="start" style:justify-single-word="false" fo:orphans="2" fo:widows="2" fo:text-indent="-0.0201in" style:auto-text-indent="false" style:page-numb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gender and Gender non-conforming (TGNC) individuals are frequently misrecognized in their daily lives. This misrecognition can take many shapes and forms, but a very common one is being misgendered. This is harmful in many ways that I will be sure to explicate on here. Many studies that it seems I have too look up. Why is this important? To establish that the whole field I’m going to be doing is a worthwile topic of investigation. </text:p>
      <text:p text:style-name="P1"/>
      <text:p text:style-name="P1">Why do people misgender? Misgendering is an expression of cisgenderism. Please explain what is meant by cisgenderism. Ansara &amp; Hegarty have a lot to say about this. Cite some of their studies! Where do I want to go with this? I want to end up concluding that misgendering can be due to not accepting other’s identity or it can be due to not having enough knowledge</text:p>
      <text:p text:style-name="P1"/>
      <text:p text:style-name="P1">Howansky et al did some good studies showing that misgendering had to do with not accepting transgender identities. Here, I would do well to describe what they did. Where do I want to end up? It seems like misgendering of binary trans people was due to to not accepting trans identities. </text:p>
      <text:p text:style-name="P1"/>
      <text:p text:style-name="P1">HOWEVER! We don’t know much about how this applies to non-binary trans people. Please explain what’s up with the enbies. Some are gender conforming, others not so much. It seems like people maybe don’t know so much about enbies as the they do others. AND they pose more of a challenge to the binary gender system. SO! We need some research on this specific topic!</text:p>
      <text:p text:style-name="P1"/>
      <text:p text:style-name="P1">What are some specific considerations for enbies then. Well, the pronouns for one. For many people who identify outside of the binary gender, there is the extra challenge that the very pronouns they use are not always accepted. Here, I would do well to describe Hellen’s study.</text:p>
      <text:p text:style-name="P1"/>
      <text:p text:style-name="P1">Another issue is passing. What does it mean to “pass” as an enby? Maybe it means being visibly non-con. Gender conformity factors in, for all trans-people. What do we know about gender conformity and gendering? For the binary transes, it’s easier to pass if you conform. This could pose a bit of a problem, a conundrum if you will! Because we know some things about gender non-conformity. Binary trans people are less well-liked if they conform. In general, people with a gender ambiguous are also less liked. </text:p>
      <text:p text:style-name="P1"/>
      <text:p text:style-name="P1">All of that leads us to some hypotheses. I think that the following personality factors are probably going to be linked to misgendering of enbies: contact with them, general trans literacy and gender binary beliefs. I might expect need for cognitive closure to be in there too. I also think that social cues are going to be important. I think that someone who is gender non-nonconforming is going to be less well li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a"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PingFang SC"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Arial Unicode MS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fo:language="en" fo:country="US" style:language-asian="en" style:country-asian="US" style:font-name-complex="Arial Unicode MS1"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12T15:46:22</meta:creation-date>
    <meta:initial-creator>Elli van Berlekom</meta:initial-creator>
    <dc:language>en-US</dc:language>
    <dc:creator>Erik van Berlekom</dc:creator>
    <dc:date>2022-07-23T12:05:10.40</dc:date>
    <meta:editing-cycles>1</meta:editing-cycles>
    <meta:editing-duration>PT19S</meta:editing-duration>
    <meta:generator>OpenOffice/4.1.1$Win32 OpenOffice.org_project/411m6$Build-9775</meta:generator>
    <meta:document-statistic meta:table-count="0" meta:image-count="0" meta:object-count="0" meta:page-count="1" meta:paragraph-count="7" meta:word-count="464" meta:character-count="2660"/>
    <meta:user-defined meta:name="AppVersion">15.0000</meta:user-defined>
  </office:meta>
</office:document-meta>
</file>